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7000000653BCE64EC7389B9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Image_20_Caption">
      <style:paragraph-properties fo:margin-left="0in" fo:margin-right="0in" fo:keep-together="auto" fo:text-indent="0in" style:auto-text-indent="false"/>
      <style:text-properties style:font-name="Times New Roman" fo:font-size="14pt" officeooo:paragraph-rsid="0010c2c1" style:font-size-asian="14pt" style:font-size-complex="14pt"/>
    </style:style>
    <style:style style:name="P2" style:family="paragraph" style:parent-style-name="Standard">
      <style:paragraph-properties fo:line-height="115%"/>
      <style:text-properties fo:color="#000000" loext:opacity="100%"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15%"/>
      <style:text-properties fo:color="#000000" loext:opacity="100%"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15%"/>
      <style:text-properties fo:color="#000000" loext:opacity="100%" style:font-name="Times New Roman" fo:font-size="14pt" fo:language="uk" fo:country="UA" fo:font-weight="normal" officeooo:rsid="0010e74a" officeooo:paragraph-rsid="0010e74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/>
      <style:text-properties fo:color="#000000" loext:opacity="100%" style:font-name="Times New Roman" fo:font-size="14pt" fo:language="uk" fo:country="UA" fo:font-weight="normal" officeooo:rsid="00141370" officeooo:paragraph-rsid="0014137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000000" loext:opacity="100%" style:font-name="Times New Roman" fo:font-size="14pt" fo:font-weight="bold" officeooo:paragraph-rsid="0010c2c1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10c2c1" style:font-size-asian="14pt" style:font-weight-asian="bold" style:font-size-complex="14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10c2c1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officeooo:paragraph-rsid="0010c2c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paragraph-rsid="0010c2c1" style:font-size-asian="14pt" style:font-size-complex="14pt"/>
    </style:style>
    <style:style style:name="P11" style:family="paragraph" style:parent-style-name="Standard">
      <style:text-properties style:font-name="Times New Roman" fo:font-size="14pt" officeooo:paragraph-rsid="0010c2c1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officeooo:paragraph-rsid="0010c2c1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0c2c1" style:font-size-asian="14pt" style:font-size-complex="14pt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18" style:family="paragraph" style:parent-style-name="Text_20_body">
      <style:paragraph-properties fo:line-height="115%"/>
      <style:text-properties fo:color="#000000" loext:opacity="100%" style:font-name="Times New Roman" fo:font-size="14pt" fo:language="uk" fo:country="UA" fo:font-weight="normal" officeooo:rsid="0010e74a" officeooo:paragraph-rsid="0010e74a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15%"/>
      <style:text-properties fo:color="#000000" loext:opacity="100%" style:font-name="Times New Roman" fo:font-size="14pt" fo:font-weight="bold" officeooo:rsid="0013937d" officeooo:paragraph-rsid="0010c2c1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line-height="115%"/>
      <style:text-properties style:font-name="Times New Roman" fo:font-size="14pt" officeooo:paragraph-rsid="0010c2c1" style:font-size-asian="14pt" style:font-size-complex="14pt"/>
    </style:style>
    <style:style style:name="P21" style:family="paragraph" style:parent-style-name="Text_20_body">
      <style:paragraph-properties fo:margin-top="0in" fo:margin-bottom="0in" style:contextual-spacing="false" fo:line-height="115%" style:writing-mode="lr-tb"/>
      <style:text-properties style:font-name="Times New Roman" fo:font-size="14pt" officeooo:paragraph-rsid="0010c2c1" style:font-size-asian="14pt" style:font-size-complex="14pt"/>
    </style:style>
    <style:style style:name="P22" style:family="paragraph">
      <loext:graphic-properties draw:fill="solid" draw:fill-color="#ffffff"/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20b40"/>
    </style:style>
    <style:style style:name="T3" style:family="text">
      <style:text-properties fo:language="uk" fo:country="UA" fo:font-weight="bold" officeooo:rsid="00235c24" style:font-weight-asian="bold" style:font-weight-complex="bold"/>
    </style:style>
    <style:style style:name="T4" style:family="text">
      <style:text-properties fo:language="uk" fo:country="UA" fo:font-weight="bold" officeooo:rsid="0017dc7c" style:font-weight-asian="bold" style:font-weight-complex="bold"/>
    </style:style>
    <style:style style:name="T5" style:family="text">
      <style:text-properties fo:language="uk" fo:country="UA" fo:font-style="italic" officeooo:rsid="00079350" style:font-style-asian="italic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0e74a" style:text-blinking="false" fo:background-color="transparent" loext:char-shading-value="0"/>
    </style:style>
    <style:style style:name="T8" style:family="text">
      <style:text-properties style:font-name="Times New Roman CYR" fo:language="ru" fo:country="RU" fo:font-weight="bold" style:font-weight-asian="bold" style:font-weight-complex="bold"/>
    </style:style>
    <style:style style:name="T9" style:family="text">
      <style:text-properties style:font-name="Times New Roman CYR" fo:font-size="10pt" style:font-size-asian="10pt"/>
    </style:style>
    <style:style style:name="T10" style:family="text">
      <style:text-properties style:font-name="Times New Roman CYR" fo:font-size="10pt" fo:language="ru" fo:country="RU" style:font-size-asian="10pt"/>
    </style:style>
    <style:style style:name="T11" style:family="text">
      <style:text-properties fo:font-size="10pt" fo:language="ru" fo:country="RU" style:font-size-asian="10pt"/>
    </style:style>
    <style:style style:name="T12" style:family="text">
      <style:text-properties fo:font-size="10pt" style:font-size-asian="10pt"/>
    </style:style>
    <style:style style:name="T13" style:family="text">
      <style:text-properties fo:language="ru" fo:country="RU" fo:font-style="italic" style:font-style-asian="italic"/>
    </style:style>
    <style:style style:name="T14" style:family="text">
      <style:text-properties fo:language="ru" fo:country="UA" fo:font-style="italic" style:font-style-asian="italic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10c2c1"/>
    </style:style>
    <style:style style:name="T17" style:family="text">
      <style:text-properties fo:color="#0000ff" loext:opacity="100%" style:font-name="Cascadia Mono" fo:font-size="9.5pt" style:font-size-asian="9.5pt"/>
    </style:style>
    <style:style style:name="T18" style:family="text">
      <style:text-properties fo:color="#0000ff" loext:opacity="100%" style:font-name="Cascadia Mono"/>
    </style:style>
    <style:style style:name="T19" style:family="text">
      <style:text-properties fo:color="#0000ff" loext:opacity="100%"/>
    </style:style>
    <style:style style:name="T20" style:family="text">
      <style:text-properties fo:color="#000000" loext:opacity="100%" style:font-name="Cascadia Mono" fo:font-size="9.5pt" style:font-size-asian="9.5pt"/>
    </style:style>
    <style:style style:name="T21" style:family="text">
      <style:text-properties fo:color="#000000" loext:opacity="100%" style:font-name="Cascadia Mono"/>
    </style:style>
    <style:style style:name="T22" style:family="text">
      <style:text-properties fo:color="#000000" loext:opacity="100%"/>
    </style:style>
    <style:style style:name="T23" style:family="text">
      <style:text-properties fo:color="#2b91af" loext:opacity="100%" style:font-name="Cascadia Mono" fo:font-size="9.5pt" style:font-size-asian="9.5pt"/>
    </style:style>
    <style:style style:name="T24" style:family="text">
      <style:text-properties fo:color="#2b91af" loext:opacity="100%" style:font-name="Cascadia Mono"/>
    </style:style>
    <style:style style:name="T25" style:family="text">
      <style:text-properties fo:color="#2b91af" loext:opacity="100%"/>
    </style:style>
    <style:style style:name="T26" style:family="text">
      <style:text-properties fo:color="#a31515" loext:opacity="100%" style:font-name="Cascadia Mono" fo:font-size="9.5pt" style:font-size-asian="9.5pt"/>
    </style:style>
    <style:style style:name="T27" style:family="text">
      <style:text-properties fo:color="#a31515" loext:opacity="100%" style:font-name="Cascadia Mono"/>
    </style:style>
    <style:style style:name="T28" style:family="text">
      <style:text-properties fo:color="#a31515" loext:opacity="100%"/>
    </style:style>
    <style:style style:name="T29" style:family="text">
      <style:text-properties style:font-name="Cascadia Mono" fo:font-size="9.5pt" style:font-size-asian="9.5pt"/>
    </style:style>
    <style:style style:name="T30" style:family="text">
      <style:text-properties style:font-name="Cascadia Mono"/>
    </style:style>
    <style:style style:name="T31" style:family="text"/>
    <style:style style:name="T32" style:family="text"/>
    <style:style style:name="T33" style:family="text"/>
    <style:style style:name="T34" style:family="text"/>
    <style:style style:name="T35" style:family="text">
      <style:text-properties officeooo:rsid="0016db8c"/>
    </style:style>
    <style:style style:name="T36" style:family="text">
      <style:text-properties fo:language="en" fo:country="US" officeooo:rsid="0016db8c"/>
    </style:style>
    <style:style style:name="T37" style:family="text">
      <style:text-properties fo:language="en" fo:country="US"/>
    </style:style>
    <style:style style:name="T3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і науки України</text:p>
      <text:p text:style-name="P7">Національний технічний університет України «Київський політехнічний інститут імені Ігоря Сікорського»</text:p>
      <text:p text:style-name="P7">Факультет інформатики та обчислювальної техніки</text:p>
      <text:p text:style-name="P7"/>
      <text:p text:style-name="P7">Кафедра інформатики та програмної інженерії</text:p>
      <text:p text:style-name="P9"/>
      <text:p text:style-name="P9"/>
      <text:p text:style-name="P9"/>
      <text:p text:style-name="P1"/>
      <text:p text:style-name="P8">Звіт</text:p>
      <text:p text:style-name="P9"/>
      <text:p text:style-name="P9">з лабораторної роботи №<text:span text:style-name="T16">5</text:span> з дисципліни </text:p>
      <text:p text:style-name="P9">«Програмування інтелектуальних інформаційних систем»</text:p>
      <text:p text:style-name="P9"/>
      <text:p text:style-name="P9">„<text:span text:style-name="T4">Скрапінґ та кроулінґ веб сторінок</text:span>”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g text:anchor-type="char" draw:z-index="0" draw:name="Group 51" draw:style-name="gr7"><draw:custom-shape draw:name="Text Box 4" draw:style-name="gr2" draw:text-style-name="P22" svg:width="1.9996in" svg:height="0.3748in" svg:x="0.2543in" svg:y="0.1146in"><text:p text:style-name="P14"><text:span text:style-name="T8">Виконав(ла)</text:span><text:span text:style-name="T3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22" svg:width="2.513in" svg:height="0.2205in" svg:x="2.5043in" svg:y="0.3311in"><text:p text:style-name="P15"><text:span text:style-name="T9">(шифр</text:span><text:span text:style-name="T11">, </text:span><text:span text:style-name="T10">прізвище, ім'я, по батькові</text:span><text:span text:style-name="T12">)</text:span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22" svg:width="4.2469in" svg:height="0.2559in" svg:x="1.7799in" svg:y="0.1in"><text:p text:style-name="P16"><text:span text:style-name="T13">ІП-11</text:span><text:span text:style-name="T14"> </text:span><text:span text:style-name="T5">Прищепа</text:span><text:span text:style-name="T15"> </text:span><text:span text:style-name="T5">В</text:span><text:span text:style-name="T15">.</text:span><text:span text:style-name="T5">С</text:span><text:span text:style-name="T15">.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23" svg:x1="2.3795in" svg:y1="0.3193in" svg:x2="5.3224in" svg:y2="0.3197in"><text:p/></draw:line><draw:line draw:name="Line 4" draw:style-name="gr6" draw:text-style-name="P23" svg:x1="5.4154in" svg:y1="0.315in" svg:x2="6.2539in" svg:y2="0.3154in"><text:p/></draw:line></draw:g></text:p>
      <text:p text:style-name="P12"/>
      <text:p text:style-name="P12"/>
      <text:p text:style-name="P12"/>
      <text:p text:style-name="P12"/>
      <text:p text:style-name="P13"><draw:g text:anchor-type="char" draw:z-index="1" draw:name="Group 37" draw:style-name="gr1"><draw:custom-shape draw:name="Text Box 1" draw:style-name="gr2" draw:text-style-name="P22" svg:width="1.9996in" svg:height="0.3748in" svg:x="0.25in" svg:y="-0.3398in"><text:p text:style-name="P14"><text:span text:style-name="T8">Перевірив</text:span><text:span text:style-name="T38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22" svg:width="2.513in" svg:height="0.2205in" svg:x="2.5in" svg:y="-0.1232in"><text:p text:style-name="P15"><text:span text:style-name="T9">(</text:span><text:span text:style-name="T10">прізвище, ім'я, по батькові</text:span><text:span text:style-name="T12">)</text:span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22" svg:width="2.9098in" svg:height="0.2413in" svg:x="2.4035in" svg:y="-0.3398in"><text:p text:style-name="P17"><text:span text:style-name="T13">Баришич Л</text:span><text:span text:style-name="T15">.</text:span><text:span text:style-name="T13"> М.</text:span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23" svg:x1="2.3748in" svg:y1="-0.1354in" svg:x2="5.3177in" svg:y2="-0.135in"><text:p/></draw:line><draw:line draw:name="Line 2" draw:style-name="gr6" draw:text-style-name="P23" svg:x1="5.4114in" svg:y1="-0.139in" svg:x2="6.25in" svg:y2="-0.1386in"><text:p/></draw:line></draw:g></text:p>
      <text:p text:style-name="P9"/>
      <text:p text:style-name="P9"/>
      <text:p text:style-name="P10"/>
      <text:p text:style-name="P10"/>
      <text:p text:style-name="P9">Київ 2023</text:p>
      <text:p text:style-name="P6"><text:soft-page-break/><text:span text:style-name="T2">Завдання</text:span></text:p>
      <text:p text:style-name="P20"><text:span text:style-name="T7">1. </text:span><text:span text:style-name="T6">Зіскрапити заголовки новин з сайту (https://pestrecy-rt.ru/news/tag/list/specoperaciia/) https://archive.is/pestrecy-rt.ru за допомогою xpath (можливо знадобиться впн)</text:span></text:p>
      <text:p text:style-name="P20"><text:span text:style-name="T6">2. Реалізувати кроулінг через натискання на кнопку “Далі”</text:span></text:p>
      <text:p text:style-name="P20"><text:span text:style-name="T6">3. По отриманих заголовках створити список померлих росіян</text:span></text:p>
      <text:p text:style-name="P21"/>
      <text:p text:style-name="P19"><text:span text:style-name="T2">Х</text:span><text:span text:style-name="T1">ід роботи:</text:span></text:p>
      <text:p text:style-name="P18">Код програми:</text:p>
      <text:p text:style-name="P3"><text:span text:style-name="T31">from</text:span><text:span text:style-name="T31"> selenium </text:span><text:span text:style-name="T31">import</text:span><text:span text:style-name="T31"> webdriver</text:span></text:p>
      <text:p text:style-name="P3"><text:span text:style-name="T31">from</text:span><text:span text:style-name="T31"> selenium.webdriver.common.by </text:span><text:span text:style-name="T31">import</text:span><text:span text:style-name="T31"> </text:span><text:span text:style-name="T31">By</text:span></text:p>
      <text:p text:style-name="P3"><text:span text:style-name="T31">import</text:span><text:span text:style-name="T31"> re</text:span></text:p>
      <text:p text:style-name="P2"/>
      <text:p text:style-name="P3"><text:span text:style-name="T31">browser = webdriver.</text:span><text:span text:style-name="T31">Chrome</text:span><text:span text:style-name="T31">()</text:span></text:p>
      <text:p text:style-name="P3"><text:span text:style-name="T31">browser.get(</text:span><text:span text:style-name="T31">"https://pestrecy-rt.ru/news/tag/list/specoperaciia/"</text:span><text:span text:style-name="T31">)</text:span></text:p>
      <text:p text:style-name="P3"><text:span text:style-name="T31">headlines = [] </text:span></text:p>
      <text:p text:style-name="P2"/>
      <text:p text:style-name="P3"><text:span text:style-name="T31">while</text:span><text:span text:style-name="T31"> </text:span><text:span text:style-name="T31">True</text:span><text:span text:style-name="T31">:</text:span></text:p>
      <text:p text:style-name="P3"><text:span text:style-name="T31"><text:s text:c="4"/>heads = browser.find_elements(</text:span><text:span text:style-name="T31">By</text:span><text:span text:style-name="T31">.XPATH, </text:span><text:span text:style-name="T31">'//h2[@class="oneNews__link news__bold-text"]'</text:span><text:span text:style-name="T31">)</text:span></text:p>
      <text:p text:style-name="P3"><text:span text:style-name="T31"><text:s text:c="4"/>parags = browser.find_elements(</text:span><text:span text:style-name="T31">By</text:span><text:span text:style-name="T31">.XPATH, </text:span><text:span text:style-name="T31">'//p[@class="oneNews__link"]'</text:span><text:span text:style-name="T31">)</text:span></text:p>
      <text:p text:style-name="P3"><text:span text:style-name="T31"><text:s text:c="4"/></text:span><text:span text:style-name="T31">for</text:span><text:span text:style-name="T31"> hdline, parag in </text:span><text:span text:style-name="T31">zip</text:span><text:span text:style-name="T31">(heads, parags):</text:span></text:p>
      <text:p text:style-name="P3"><text:span text:style-name="T31"><text:s text:c="8"/>headlines.append(f</text:span><text:span text:style-name="T31">'{hdline.text.strip()}. {parag.text.strip()}'</text:span><text:span text:style-name="T31">)</text:span></text:p>
      <text:p text:style-name="P3"><text:span text:style-name="T31"><text:s text:c="4"/></text:span><text:span text:style-name="T31">try</text:span><text:span text:style-name="T31">:</text:span></text:p>
      <text:p text:style-name="P3"><text:span text:style-name="T31"><text:s text:c="8"/>next_button = browser.find_element(</text:span><text:span text:style-name="T31">By</text:span><text:span text:style-name="T31">.XPATH, </text:span><text:span text:style-name="T31">'//a[@class="all-news__button_forward"]//span[contains(text(), "Далее")]'</text:span><text:span text:style-name="T31">)</text:span></text:p>
      <text:p text:style-name="P3"><text:span text:style-name="T31"><text:s text:c="8"/>next_button.click()</text:span></text:p>
      <text:p text:style-name="P3"><text:span text:style-name="T31"><text:s text:c="4"/></text:span><text:span text:style-name="T31">except</text:span><text:span text:style-name="T31"> </text:span><text:span text:style-name="T31">Exception</text:span><text:span text:style-name="T31">:</text:span></text:p>
      <text:p text:style-name="P3"><text:span text:style-name="T31"><text:s text:c="8"/></text:span><text:span text:style-name="T31">break</text:span></text:p>
      <text:p text:style-name="P3"><text:span text:style-name="T31">browser.quit()</text:span></text:p>
      <text:p text:style-name="P2"/>
      <text:p text:style-name="P3"><text:span text:style-name="T31">namreg = re.</text:span><text:span text:style-name="T31">compile</text:span><text:span text:style-name="T31">(</text:span><text:span text:style-name="T31">r</text:span><text:span text:style-name="T31">'</text:span><text:span text:style-name="T31">([</text:span><text:span text:style-name="T31">А-ЯЁІЇЄҐ</text:span><text:span text:style-name="T31">][</text:span><text:span text:style-name="T31">а-яёіїєґ</text:span><text:span text:style-name="T31">]</text:span><text:span text:style-name="T31">+</text:span><text:span text:style-name="T31">)</text:span><text:span text:style-name="T31"> </text:span><text:span text:style-name="T31">([</text:span><text:span text:style-name="T31">А-ЯЁІЇЄҐ</text:span><text:span text:style-name="T31">][</text:span><text:span text:style-name="T31">а-яёіїєґ</text:span><text:span text:style-name="T31">]</text:span><text:span text:style-name="T31">+</text:span><text:span text:style-name="T31">)</text:span><text:span text:style-name="T31">'</text:span><text:span text:style-name="T31">)</text:span></text:p>
      <text:p text:style-name="P3"><text:span text:style-name="T31">corpses = </text:span><text:span text:style-name="T31">set</text:span><text:span text:style-name="T31">()</text:span></text:p>
      <text:p text:style-name="P3"><text:span text:style-name="T31">oddwords = {</text:span><text:span text:style-name="T31">'СВО'</text:span><text:span text:style-name="T31">, </text:span><text:span text:style-name="T31">'PT'</text:span><text:span text:style-name="T31">, </text:span><text:span text:style-name="T31">'РФ'</text:span><text:span text:style-name="T31">, </text:span><text:span text:style-name="T31">'ВСЕ'</text:span><text:span text:style-name="T31">, </text:span><text:span text:style-name="T31">'Президент'</text:span><text:span text:style-name="T31">, </text:span><text:span text:style-name="T31">'Татарстан'</text:span><text:span text:style-name="T31">, </text:span><text:span text:style-name="T31">'Глава'</text:span><text:span text:style-name="T31">, </text:span><text:span text:style-name="T31">'Сил'</text:span><text:span text:style-name="T31">, </text:span><text:span text:style-name="T31">'России'</text:span><text:span text:style-name="T31">, </text:span><text:span text:style-name="T31">'Геро'</text:span><text:span text:style-name="T31">, </text:span><text:span text:style-name="T31">'Родин'</text:span><text:span text:style-name="T31">,</text:span></text:p>
      <text:p text:style-name="P3"><text:span text:style-name="T31">'Казан'</text:span><text:span text:style-name="T31">, </text:span><text:span text:style-name="T31">'Житель'</text:span><text:span text:style-name="T31">, </text:span><text:span text:style-name="T31">'Совета'</text:span><text:span text:style-name="T31">, </text:span><text:span text:style-name="T31">'Указ'</text:span><text:span text:style-name="T31">, </text:span><text:span text:style-name="T31">'Госдум'</text:span><text:span text:style-name="T31">, </text:span><text:span text:style-name="T31">'Заместитель'</text:span><text:span text:style-name="T31">, </text:span><text:span text:style-name="T31">'Защитники'</text:span><text:span text:style-name="T31">, </text:span><text:span text:style-name="T31">'Отделением'</text:span><text:span text:style-name="T31">, </text:span><text:span text:style-name="T31">'Республик'</text:span><text:span text:style-name="T31">, </text:span><text:span text:style-name="T31">'Госсовет'</text:span><text:span text:style-name="T31">,</text:span></text:p>
      <text:p text:style-name="P3"><text:soft-page-break/><text:span text:style-name="T31">'Пестре'</text:span><text:span text:style-name="T31">, </text:span><text:span text:style-name="T31">'Пенсионерка'</text:span><text:span text:style-name="T31">, </text:span><text:span text:style-name="T31">'Минобороны'</text:span><text:span text:style-name="T31">, </text:span><text:span text:style-name="T31">'Жизнь'</text:span><text:span text:style-name="T31">, </text:span><text:span text:style-name="T31">'Священник'</text:span><text:span text:style-name="T31">, </text:span><text:span text:style-name="T31">'Шигалеево'</text:span><text:span text:style-name="T31">, </text:span><text:span text:style-name="T31">'Мама'</text:span><text:span text:style-name="T31">, </text:span><text:span text:style-name="T31">'Фонда'</text:span><text:span text:style-name="T31">,</text:span></text:p>
      <text:p text:style-name="P3"><text:span text:style-name="T31">'Главнокомандующему'</text:span><text:span text:style-name="T31">, </text:span><text:span text:style-name="T31">'Также'</text:span><text:span text:style-name="T31">, </text:span><text:span text:style-name="T31">'Казни'</text:span><text:span text:style-name="T31">, </text:span><text:span text:style-name="T31">'Кремле'</text:span><text:span text:style-name="T31">, </text:span><text:span text:style-name="T31">'Верховный'</text:span><text:span text:style-name="T31">, </text:span><text:span text:style-name="T31">'Донбасса'</text:span><text:span text:style-name="T31">, </text:span><text:span text:style-name="T31">'Семье'</text:span><text:span text:style-name="T31">, </text:span><text:span text:style-name="T31">'Казанском'</text:span><text:span text:style-name="T31">, </text:span><text:span text:style-name="T31">'Около'</text:span><text:span text:style-name="T31">,</text:span></text:p>
      <text:p text:style-name="P3"><text:span text:style-name="T31">'Волге'</text:span><text:span text:style-name="T31">, </text:span><text:span text:style-name="T31">'Орденом'</text:span><text:span text:style-name="T31">, </text:span><text:span text:style-name="T31">'Мужества'</text:span><text:span text:style-name="T31">, </text:span><text:span text:style-name="T31">'Мост'</text:span><text:span text:style-name="T31">}</text:span></text:p>
      <text:p text:style-name="P3"><text:span text:style-name="T31">for</text:span><text:span text:style-name="T31"> headline in headlines:</text:span></text:p>
      <text:p text:style-name="P3"><text:span text:style-name="T31"><text:s text:c="4"/>headline = </text:span><text:span text:style-name="T31">' '</text:span><text:span text:style-name="T31">.join(word </text:span><text:span text:style-name="T31">for</text:span><text:span text:style-name="T31"> word in headline.split() </text:span><text:span text:style-name="T31">if</text:span><text:span text:style-name="T31"> not </text:span><text:span text:style-name="T31">any</text:span><text:span text:style-name="T31">(pattern in word </text:span><text:span text:style-name="T31">for</text:span><text:span text:style-name="T31"> pattern in oddwords))</text:span></text:p>
      <text:p text:style-name="P3"><text:span text:style-name="T31"><text:s text:c="4"/>matches = namreg.findall(headline)</text:span></text:p>
      <text:p text:style-name="P3"><text:span text:style-name="T31"><text:s text:c="4"/></text:span><text:span text:style-name="T31">for</text:span><text:span text:style-name="T31"> match in matches:</text:span></text:p>
      <text:p text:style-name="P3"><text:span text:style-name="T31"><text:s text:c="8"/>name = match[0]</text:span></text:p>
      <text:p text:style-name="P3"><text:span text:style-name="T31"><text:s text:c="8"/>surname = match[1]</text:span></text:p>
      <text:p text:style-name="P3"><text:span text:style-name="T31"><text:s text:c="8"/>corpses.add(f</text:span><text:span text:style-name="T31">'{name} {surname}'</text:span><text:span text:style-name="T31">)</text:span></text:p>
      <text:p text:style-name="P4"><text:span text:style-name="T31">print</text:span><text:span text:style-name="T31">(corpses)</text:span></text:p>
      <text:p text:style-name="P4"><text:span text:style-name="T31"/></text:p>
      <text:p text:style-name="P4"><text:span text:style-name="T31">Результат виконання:</text:span></text:p>
      <text:p text:style-name="P4"><draw:frame draw:style-name="fr1" draw:name="Изображение1" text:anchor-type="char" svg:x="0in" svg:y="0.0016in" svg:width="6.6929in" svg:height="0.5673in" draw:z-index="8"><draw:image xlink:href="Pictures/10000001000004A7000000653BCE64EC7389B93A.png" xlink:type="simple" xlink:show="embed" xlink:actuate="onLoad" draw:mime-type="image/png"/></draw:frame><text:span text:style-name="T31"/></text:p>
      <text:p text:style-name="P5"><text:span text:style-name="T31">Висновок: під час виконання лабораторної роботи я виконав скрапінґ заголовків </text:span><text:span text:style-name="T35">за допомогою</text:span><text:span text:style-name="T36"> Xpath</text:span><text:span text:style-name="T35"> та</text:span><text:span text:style-name="T31"> кроулінґ</text:span><text:span text:style-name="T35">у</text:span><text:span text:style-name="T31"> сторінок та вичленив імена загиблих росіян з заголовків. Код і результат виконання наведені в лабораторній роботі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8:29:04.596000000</meta:creation-date>
    <dc:date>2023-11-22T18:42:07.312000000</dc:date>
    <meta:editing-duration>PT12M58S</meta:editing-duration>
    <meta:editing-cycles>9</meta:editing-cycles>
    <meta:generator>LibreOffice/7.5.3.2$Windows_X86_64 LibreOffice_project/9f56dff12ba03b9acd7730a5a481eea045e468f3</meta:generator>
    <meta:document-statistic meta:table-count="0" meta:image-count="1" meta:object-count="0" meta:page-count="3" meta:paragraph-count="55" meta:word-count="263" meta:character-count="2575" meta:non-whitespace-character-count="2277"/>
  </office:meta>
</office:document-meta>
</file>